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el" fo:country="GR" fo:font-weight="bold" officeooo:rsid="0012f7d6" officeooo:paragraph-rsid="0012f7d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2f7d6" officeooo:paragraph-rsid="0012f7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49077" officeooo:paragraph-rsid="0014907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bold" officeooo:rsid="0012f7d6" officeooo:paragraph-rsid="0012f7d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2f7d6" officeooo:paragraph-rsid="0012f7d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normal" officeooo:rsid="0012f7d6" officeooo:paragraph-rsid="0012f7d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4pt" fo:language="en" fo:country="US" fo:font-weight="normal" officeooo:rsid="00149077" officeooo:paragraph-rsid="00149077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Έγχρωμο Τριγωνικό <text:span text:style-name="T1">Matrix Barcode (Trigonix)</text:span></text:p>
      <text:p text:style-name="P1"/>
      <text:p text:style-name="P3"/>
      <text:p text:style-name="P2">Μετατροπή ενός <text:span text:style-name="T1">ASCII 7-bit </text:span>χαρακτήρα σε στοιχείο του <text:span text:style-name="T1">Trigonix</text:span></text:p>
      <text:p text:style-name="P6"/>
      <text:p text:style-name="P4">Κάθε χαρακτήρας <text:span text:style-name="T1">ASCII </text:span>αντιστοιχεί σε έναν μοναδικό φυσικό αριθμό από το 0 έως το 127. Σε δυαδική μορφή αυτό αποτελεί έναν αριθμό 7-<text:span text:style-name="T1">bit. </text:span>Εφόσον υπάρχουν διαθέσιμα τρία διαφορετικά χρώματα (κόκκινο, πράσινο και μπλε) για το μοναδικό χρωματισμό ενός στοιχείου στον κώδικα <text:span text:style-name="T1">Trigonix, </text:span>χωρίζουμε τον δυαδικό αριθμό σε τρία μέρη για το κάθε χρώμα.</text:p>
      <text:p text:style-name="P4">Σύμφωνα με την<text:span text:style-name="T1"> 8-bit </text:span>μέθοδο των 256 χρωμάτων, το χρώμα μπλε αντιστοιχεί στα δύο τελευταία <text:span text:style-name="T1">bit (bit 0 </text:span>και 1), το πράσινο στα <text:span text:style-name="T1">bit 2, 3 </text:span>και 4 και το κόκκινο στα 5, <text:s/>6 και 7. Στην περίπτωση των <text:span text:style-name="T1">7-bit ASCII </text:span>χαρακτήρων, το <text:span text:style-name="T1">MSB </text:span>(<text:span text:style-name="T1">Most Significant Bit) </text:span>είναι το <text:span text:style-name="T1">bit </text:span>7 άρα θα χρησιμοποιηθούν μόνο 2 <text:span text:style-name="T1">bit </text:span>για την απόδοση του κόκκινου χρώματος. Η διαδικασία αυτή δημιουργεί τον παρακάτω πίνακα:</text:p>
      <text:p text:style-name="P4"/>
      <text:p text:style-name="P4"/>
      <text:p text:style-name="P8">Bit<text:tab/><text:tab/>7<text:tab/>6<text:tab/>5<text:tab/>4<text:tab/>3<text:tab/>2<text:tab/>1<text:tab/>0</text:p>
      <text:p text:style-name="P8">Data<text:tab/><text:tab/>-<text:tab/>R<text:tab/>R<text:tab/>G<text:tab/>G<text:tab/>G<text:tab/>B<text:tab/>B</text:p>
      <text:p text:style-name="P9"/>
      <text:p text:style-name="P5">Εφόσον έχουμε αναθέσει <text:span text:style-name="T1">2 bit, </text:span>3 <text:span text:style-name="T1">bit </text:span>και 2 <text:span text:style-name="T1">bit </text:span>στο κόκκινο, πράσινο και μπλε, δημιουργούμε 4, 8 και 4 κανάλια έντασης κάθε χρώματος. Το κάθε χρώμα περιγράφεται στη <text:span text:style-name="T1">Unity </text:span>με έναν <text:span text:style-name="T1">float </text:span>(δεκαδικό) αριθμό από 0 έως 1. Χρησιμοποιώντας 2 <text:span text:style-name="T1">bit </text:span>για το μπλε μπορούμε να περιγράψουμε 4 διαφορετικές καταστάσεις για το χρώμα αυτό (00, 01, 10, 11) τα οποία θα αντιστοιχίσουμε στις <text:span text:style-name="T1">float </text:span>τιμές 0, 0.33, 0.66, 1.</text:p>
      <text:p text:style-name="P5"><text:span text:style-name="T1"/></text:p>
      <text:p text:style-name="P5"><text:span text:style-name="T1">Έχοντας</text:span> πρόσβαση μέσω της <text:span text:style-name="T1">Unity </text:span>στον μοναδικό φυσικό αριθμό που αντιστοιχεί σε κάθε χαρακτήρα <text:span text:style-name="T1">ASCII, </text:span>είναι εφικτός ο υπολογισμός των τιμών των <text:span text:style-name="T1">bit </text:span>που μας ενδιαφέρουν. </text:p>
      <text:p text:style-name="P5"/>
      <text:p text:style-name="P5"/>
      <text:p text:style-name="P5">Για παράδειγμα:</text:p>
      <text:p text:style-name="P5"/>
      <text:p text:style-name="P5">Έστω ότι θέλουμε να κωδικοποιήσουμε τον χαρακτήρα <text:span text:style-name="T1">“z”. </text:span>Ο μοναδικός φυσικός αριθμός που αντιστοιχεί στο χαρακτήρα αυτό είναι ο 122 ή αλλιώς 1111010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14:43:27.266000000</meta:creation-date>
    <dc:date>2023-04-30T15:16:27.625000000</dc:date>
    <meta:editing-duration>PT33M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0" meta:word-count="276" meta:character-count="1592" meta:non-whitespace-character-count="1322"/>
  </office:meta>
</office:document-meta>
</file>